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CC38D2B65AC0BEE8.png" manifest:media-type="image/png"/>
  <manifest:file-entry manifest:full-path="Pictures/100000000000005E0000005BA72C09157B461B6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>
      <style:table-properties style:width="5.106cm" table:align="left"/>
    </style:style>
    <style:style style:name="Tabelle2.A" style:family="table-column">
      <style:table-column-properties style:column-width="2.302cm"/>
    </style:style>
    <style:style style:name="Tabelle2.B" style:family="table-column">
      <style:table-column-properties style:column-width="2.8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1" style:family="table">
      <style:table-properties style:width="17.013cm" fo:margin-left="0cm" fo:margin-right="-0.012cm" table:align="margins" fo:keep-with-next="auto"/>
    </style:style>
    <style:style style:name="Tabelle1.A" style:family="table-column">
      <style:table-column-properties style:column-width="1.984cm" style:rel-column-width="7644*"/>
    </style:style>
    <style:style style:name="Tabelle1.B" style:family="table-column">
      <style:table-column-properties style:column-width="15.028cm" style:rel-column-width="5789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fo:margin-right="-0.012cm" table:align="margins" fo:keep-with-next="auto"/>
    </style:style>
    <style:style style:name="Tabelle3.A" style:family="table-column">
      <style:table-column-properties style:column-width="1.984cm" style:rel-column-width="7644*"/>
    </style:style>
    <style:style style:name="Tabelle3.B" style:family="table-column">
      <style:table-column-properties style:column-width="15.028cm" style:rel-column-width="57891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Header">
      <style:text-properties officeooo:paragraph-rsid="00107adc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Table_20_Contents" style:list-style-name="L3"/>
    <style:style style:name="P9" style:family="paragraph" style:parent-style-name="Table_20_Contents" style:list-style-name="L4"/>
    <style:style style:name="P10" style:family="paragraph" style:parent-style-name="Table_20_Contents" style:list-style-name="L5"/>
    <style:style style:name="P11" style:family="paragraph" style:parent-style-name="Table_20_Contents" style:list-style-name="L6"/>
    <style:style style:name="P12" style:family="paragraph" style:parent-style-name="Table_20_Contents" style:list-style-name="L7"/>
    <style:style style:name="P13" style:family="paragraph" style:parent-style-name="Table_20_Contents" style:list-style-name="L8"/>
    <style:style style:name="P14" style:family="paragraph" style:parent-style-name="Table_20_Contents" style:list-style-name="L9"/>
    <style:style style:name="P15" style:family="paragraph">
      <loext:graphic-properties draw:fill="none" draw:fill-color="#e6e6e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officeooo:rsid="000e9617"/>
    </style:style>
    <style:style style:name="T2" style:family="text">
      <style:text-properties officeooo:rsid="000d4d96"/>
    </style:style>
    <style:style style:name="T3" style:family="text">
      <style:text-properties officeooo:rsid="00107adc"/>
    </style:style>
    <style:style style:name="T4" style:family="text">
      <style:text-properties officeooo:rsid="001194c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_32__20_Dots_20_1_20_Dash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mulationsumgebung SimSTB</text:p>
      <text:p text:style-name="Title">Anforderungssammlung</text:p>
      <text:p text:style-name="Subtitle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Standard">Datum</text:p>
          </table:table-cell>
          <table:table-cell table:style-name="Tabelle2.B1" office:value-type="string">
            <text:p text:style-name="Standard"><text:span text:style-name="T1">24</text:span>.0<text:span text:style-name="T1">7</text:span>.<text:span text:style-name="T1">20</text:span>1<text:span text:style-name="T2">9</text:span></text:p>
          </table:table-cell>
        </table:table-row>
      </table:table>
      <text:p text:style-name="Title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R1</text:p>
          </table:table-cell>
          <table:table-cell table:style-name="Tabelle1.B1" office:value-type="string">
            <text:p text:style-name="P1">Anbindung über Header plus Library</text:p>
            <text:list xml:id="list3768185399" text:style-name="L1">
              <text:list-item>
                <text:p text:style-name="P6">Übliche Art der Software-Zulieferung</text:p>
              </text:list-item>
              <text:list-item>
                <text:p text:style-name="P6">An verschiedene Windows-Versionen denken</text:p>
              </text:list-item>
              <text:list-item>
                <text:p text:style-name="P6">Dokumentation und Beispiele anpassen</text:p>
              </text:list-item>
              <text:list-item>
                <text:p text:style-name="P6">Wissensaufbau über Auslieferungsformen notwendig</text:p>
              </text:list-item>
            </text:list>
          </table:table-cell>
        </table:table-row>
        <table:table-row>
          <table:table-cell table:style-name="Tabelle1.A2" office:value-type="string">
            <text:p text:style-name="P2">R2</text:p>
          </table:table-cell>
          <table:table-cell table:style-name="Tabelle1.B2" office:value-type="string">
            <text:p text:style-name="P1">Unabhängige Executables</text:p>
            <text:list xml:id="list599795627" text:style-name="L2">
              <text:list-item>
                <text:p text:style-name="P7">Die zur Simulationsumgebung gehörenden Executables als wirkliche Executables erzeugen, die als solche ohne Voraussetzungen, insbesondere Entwicklungsumgebung, laufen</text:p>
              </text:list-item>
              <text:list-item>
                <text:p text:style-name="P7">Wissensaufbau über Auslieferungsformen notwendig</text:p>
              </text:list-item>
            </text:list>
          </table:table-cell>
        </table:table-row>
        <table:table-row>
          <table:table-cell table:style-name="Tabelle1.A2" office:value-type="string">
            <text:p text:style-name="P2">R3</text:p>
          </table:table-cell>
          <table:table-cell table:style-name="Tabelle1.B2" office:value-type="string">
            <text:p text:style-name="P1">Feedback aus erstem Unterrichtseinsatz einbauen</text:p>
            <text:list xml:id="list694529636" text:style-name="L3">
              <text:list-item>
                <text:p text:style-name="P8">Einsatz in beiden Klassen der T2 in LS2 und LS3</text:p>
              </text:list-item>
              <text:list-item>
                <text:p text:style-name="P8">Rückmeldungen der Schüler einbauen</text:p>
              </text:list-item>
              <text:list-item>
                <text:p text:style-name="P8">Wenn Sebastian es in der V1 einsetzt, seine Rückmeldungen ebenfalls einbauen</text:p>
              </text:list-item>
              <text:list-item>
                <text:p text:style-name="P8">Bei R3 nur Detailverbesserungen einbauen, größere Wünsche über eigene Anforderungen</text:p>
              </text:list-item>
            </text:list>
          </table:table-cell>
        </table:table-row>
        <table:table-row>
          <table:table-cell table:style-name="Tabelle1.A2" office:value-type="string">
            <text:p text:style-name="P2">R4</text:p>
          </table:table-cell>
          <table:table-cell table:style-name="Tabelle1.B2" office:value-type="string">
            <text:p text:style-name="P1">Graphische Bedienoberfläche (GUI)</text:p>
            <text:list xml:id="list701810008" text:style-name="L4">
              <text:list-item>
                <text:p text:style-name="P9">Monitor plus Steuerung zu einer Anwendung integrieren</text:p>
              </text:list-item>
              <text:list-item>
                <text:p text:style-name="P9">Graphische Oberfläche</text:p>
              </text:list-item>
              <text:list-item>
                <text:p text:style-name="P9">Dokumentation aktualisieren</text:p>
              </text:list-item>
            </text:list>
          </table:table-cell>
        </table:table-row>
        <table:table-row>
          <table:table-cell table:style-name="Tabelle1.A2" office:value-type="string">
            <text:p text:style-name="P2">R5</text:p>
          </table:table-cell>
          <table:table-cell table:style-name="Tabelle1.B2" office:value-type="string">
            <text:p text:style-name="P1">Analoger Funktionsgenerator</text:p>
            <text:list xml:id="list764453810" text:style-name="L5">
              <text:list-item>
                <text:p text:style-name="P10">GUI an Funktionsgenerator E-Technik orientieren</text:p>
              </text:list-item>
              <text:list-item>
                <text:p text:style-name="P10">Funktionen: Sinus, Rechteck, Dreieck, Zufall; Amplitude; Periodendauer (Frequenz)</text:p>
              </text:list-item>
              <text:list-item>
                <text:p text:style-name="P10">Alle analogen Eingänge individuell oder gemeinsam einstellbar</text:p>
              </text:list-item>
              <text:list-item>
                <text:p text:style-name="P10">Evtl. Teil eines Techniker-Projekts</text:p>
              </text:list-item>
            </text:list>
          </table:table-cell>
        </table:table-row>
        <table:table-row>
          <table:table-cell table:style-name="Tabelle1.A2" office:value-type="string">
            <text:p text:style-name="P2">R6a,b, ...</text:p>
          </table:table-cell>
          <table:table-cell table:style-name="Tabelle1.B2" office:value-type="string">
            <text:p text:style-name="P1">Erstellung div. Modelle</text:p>
            <text:list xml:id="list3264830618" text:style-name="L6">
              <text:list-item>
                <text:p text:style-name="P11">Software-Modelle mit GUI für die Schüler zum testen Ihrer Lösungen</text:p>
              </text:list-item>
              <text:list-item>
                <text:p text:style-name="P11">Standardaufgaben der Automatisierungstechnik (Hebebühne, Torsteuerung, …)</text:p>
              </text:list-item>
            </text:list>
            <text:list xml:id="list122636851728534" text:continue-list="list764453810" text:style-name="L5">
              <text:list-item>
                <text:p text:style-name="P10">Evtl. Teil eines Techniker-Projekts</text:p>
              </text:list-item>
            </text:list>
          </table:table-cell>
        </table:table-row>
      </table:table>
      <text:p text:style-name="Text_20_body"/>
      <text:p text:style-name="P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">R7</text:p>
          </table:table-cell>
          <table:table-cell table:style-name="Tabelle3.B1" office:value-type="string">
            <text:p text:style-name="P1">GitHub-Veröffentlichung</text:p>
            <text:list xml:id="list2698223290" text:style-name="L7">
              <text:list-item>
                <text:p text:style-name="P12">In Github als Freeware-Projekt anlegen</text:p>
              </text:list-item>
              <text:list-item>
                <text:p text:style-name="P12">Nutzung GitHub zum Versionsmanagement</text:p>
              </text:list-item>
              <text:list-item>
                <text:p text:style-name="P12">Zusammenwirken Visual-Studio mit GitHub erarbeiten und dokumentieren</text:p>
              </text:list-item>
            </text:list>
          </table:table-cell>
        </table:table-row>
        <table:table-row>
          <table:table-cell table:style-name="Tabelle3.A2" office:value-type="string">
            <text:p text:style-name="P2">R8</text:p>
          </table:table-cell>
          <table:table-cell table:style-name="Tabelle3.B2" office:value-type="string">
            <text:p text:style-name="P1">Englische Version der Simulationsumgebung</text:p>
            <text:list xml:id="list1695112502" text:style-name="L8">
              <text:list-item>
                <text:p text:style-name="P13">Neben der deutschen auch eine englischsprachige Version implementieren</text:p>
              </text:list-item>
              <text:list-item>
                <text:p text:style-name="P13">Aufbau mehrsprachiger Programme erarbeiten und beim Simulator umsetzen</text:p>
              </text:list-item>
            </text:list>
          </table:table-cell>
        </table:table-row>
        <table:table-row>
          <table:table-cell table:style-name="Tabelle3.A2" office:value-type="string">
            <text:p text:style-name="P2">R9</text:p>
          </table:table-cell>
          <table:table-cell table:style-name="Tabelle3.B2" office:value-type="string">
            <text:p text:style-name="P1">Automatisierter Testablaufmodul</text:p>
            <text:list xml:id="list1145851697" text:style-name="L9">
              <text:list-item>
                <text:p text:style-name="P14">Als Lehrer kann ich eine Sequenz von Eingangsbelegungen und erwarteten Ausgangsbelegungen vorgeben. Das Schülerprogramm wird automatisch mit der hinterlegten Eingangssequenz durchlaufen und die erzeugte Ausgangsbelegung mit der Hinterlegten verglichen.</text:p>
              </text:list-item>
              <text:list-item>
                <text:p text:style-name="P14">Evtl. Teil eines Techniker-Projekts</text:p>
              </text:list-item>
            </text:list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07adc"/>
    </style:style>
    <style:style style:name="MP2" style:family="paragraph">
      <loext:graphic-properties draw:fill="none" draw:fill-color="#e6e6e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MT1" style:family="text">
      <style:text-properties officeooo:rsid="00107adc"/>
    </style:style>
    <style:style style:name="MT2" style:family="text">
      <style:text-properties officeooo:rsid="001194c4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stroke-dash="_32__20_Dots_20_1_20_Dash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char" svg:x="0.259cm" svg:y="0cm" svg:width="0.503cm" svg:height="0.503cm" draw:z-index="3"><draw:image xlink:href="Pictures/100002010000020000000200CC38D2B65AC0BEE8.png" xlink:type="simple" xlink:show="embed" xlink:actuate="onLoad" loext:mime-type="image/png"/></draw:frame><text:span text:style-name="MT1"><text:s text:c="8"/>SimSTB</text:span><text:tab/><text:tab/>Anforderungssammlu<text:span text:style-name="MT2">ng</text:span><text:tab/></text:p>
      </style:header>
      <style:footer>
        <text:p text:style-name="Footer"><draw:frame text:anchor-type="paragraph" draw:z-index="1" draw:style-name="Mgr1" draw:text-style-name="MP2" svg:width="1.5cm" svg:height="1.408cm" svg:x="8.5cm" svg:y="0cm"><draw:image xlink:href="Pictures/100000000000005E0000005BA72C09157B461B6D.png" xlink:type="simple" xlink:show="embed" xlink:actuate="onLoad"><text:p/></draw:image></draw:frame><text:file-name text:display="name-and-extension">SimSTB-Anforderungen.odt</text:file-name><text:tab/><text:tab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7-24T12:26:34.818000000</dc:date>
    <meta:editing-duration>PT9H55M11S</meta:editing-duration>
    <meta:editing-cycles>107</meta:editing-cycles>
    <meta:generator>LibreOffice/6.0.7.3$Windows_X86_64 LibreOffice_project/dc89aa7a9eabfd848af146d5086077aeed2ae4a5</meta:generator>
    <meta:print-date>2019-06-23T10:01:57.505000000</meta:print-date>
    <meta:document-statistic meta:table-count="3" meta:image-count="1" meta:object-count="0" meta:page-count="2" meta:paragraph-count="51" meta:word-count="267" meta:character-count="2146" meta:non-whitespace-character-count="1946"/>
  </office:meta>
</office:document-meta>
</file>